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S</mi>
        <mrow>
          <mi>m</mi>
          <mi>n</mi>
        </mrow>
      </msub>
      <mrow>
        <mi/>
        <mo stretchy="false">≡</mo>
        <mi/>
      </mrow>
      <mrow>
        <mo stretchy="false">〈</mo>
        <mrow>
          <mrow>
            <msubsup>
              <mi>E</mi>
              <mi>m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</mrow>
          <mo stretchy="false">∣</mo>
          <mrow>
            <mi/>
            <msub>
              <mi>U</mi>
              <mi>D</mi>
            </msub>
            <mrow>
              <mo stretchy="false">(</mo>
              <mrow>
                <mrow>
                  <mo stretchy="false">+</mo>
                  <mo stretchy="false">∞</mo>
                </mrow>
                <mrow>
                  <mi>,</mi>
                  <mo stretchy="false">−</mo>
                  <mo stretchy="false">∞</mo>
                </mrow>
              </mrow>
              <mo stretchy="false">)</mo>
            </mrow>
            <mi/>
          </mrow>
          <mo stretchy="false">∣</mo>
          <mrow>
            <mi/>
            <msubsup>
              <mi>E</mi>
              <mi>n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row>
        <mo stretchy="false">〉</mo>
      </mrow>
    </mrow>
    <annotation encoding="StarMath 5.0">S _{m n} ~equiv~ 
langle 
 E _m ^{(0)} 
 `mline` 
 U _D (+ infinity , - infinity)
 `mline` 
 E _n ^{(0)} 
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31:47.465000000</meta:creation-date>
    <meta:generator>LibreOffice/4.1.4.2$Windows_x86 LibreOffice_project/0a0440ccc0227ad9829de5f46be37cfb6edcf72</meta:generator>
  </office:meta>
</office:document-meta>
</file>